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Roboto1" svg:font-family="Roboto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Roboto1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Roboto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fo:font-variant="normal" fo:text-transform="none" fo:color="#f3f3f3" style:text-line-through-style="none" style:text-line-through-type="none" style:font-name="Roboto1" fo:font-size="12pt" fo:font-style="normal" style:text-underline-style="none" fo:font-weight="normal" style:text-blinking="false"/>
    </style:style>
    <style:style style:name="P4" style:family="paragraph" style:parent-style-name="Text_20_body">
      <style:text-properties style:font-name="Roboto1"/>
    </style:style>
    <style:style style:name="P5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Roboto1" fo:font-size="20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1cm" fo:margin-right="0cm" fo:margin-top="0cm" fo:margin-bottom="0.282cm" loext:contextual-spacing="false" fo:line-height="129%" fo:text-indent="0cm" style:auto-text-indent="false" style:writing-mode="lr-tb"/>
      <style:text-properties fo:font-variant="normal" fo:text-transform="none" fo:color="#000000" style:text-line-through-style="none" style:text-line-through-type="none" style:font-name="Roboto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1cm" fo:margin-right="0cm" fo:margin-top="0cm" fo:margin-bottom="0.282cm" loext:contextual-spacing="false" fo:line-height="129%" fo:text-indent="0cm" style:auto-text-indent="false" style:writing-mode="lr-tb"/>
      <style:text-properties fo:font-variant="normal" fo:text-transform="none" fo:color="#000000" style:text-line-through-style="none" style:text-line-through-type="none" style:font-name="Roboto1" fo:font-size="11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1cm" fo:margin-right="0cm" fo:margin-top="0cm" fo:margin-bottom="0.282cm" loext:contextual-spacing="false" fo:line-height="129%" fo:text-indent="0cm" style:auto-text-indent="false" style:writing-mode="lr-tb"/>
      <style:text-properties fo:font-variant="normal" fo:text-transform="none" fo:color="#000000" style:text-line-through-style="none" style:text-line-through-type="none" style:font-name="Roboto1" fo:font-size="14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left="1cm" fo:margin-right="0cm" fo:margin-top="0cm" fo:margin-bottom="0.282cm" loext:contextual-spacing="false" fo:line-height="129%" fo:text-indent="0cm" style:auto-text-indent="false" style:writing-mode="lr-tb"/>
      <style:text-properties fo:font-variant="normal" fo:text-transform="none" fo:color="#f3f3f3" style:text-line-through-style="none" style:text-line-through-type="none" style:font-name="Roboto1" fo:font-size="12pt" fo:font-style="normal" style:text-underline-style="none" fo:font-weight="normal" style:text-blinking="false"/>
    </style:style>
    <style:style style:name="P10" style:family="paragraph" style:parent-style-name="Text_20_body">
      <style:paragraph-properties fo:margin-left="1cm" fo:margin-right="0cm" fo:margin-top="0cm" fo:margin-bottom="0.282cm" loext:contextual-spacing="false" fo:line-height="129%" fo:text-indent="0cm" style:auto-text-indent="false" style:writing-mode="lr-tb"/>
      <style:text-properties fo:font-variant="normal" fo:text-transform="none" fo:color="#f3f3f3" style:text-line-through-style="none" style:text-line-through-type="none" style:font-name="Roboto1" fo:font-size="12pt" fo:font-style="normal" style:text-underline-style="none" fo:font-weight="normal" officeooo:rsid="0016ae8c" officeooo:paragraph-rsid="0016ae8c" style:text-blinking="false" style:font-weight-asian="normal" style:font-weight-complex="normal"/>
    </style:style>
    <style:style style:name="P11" style:family="paragraph" style:parent-style-name="Text_20_body">
      <style:paragraph-properties fo:margin-left="1cm" fo:margin-right="0cm" fo:margin-top="0cm" fo:margin-bottom="0.282cm" loext:contextual-spacing="false" fo:line-height="129%" fo:text-indent="0cm" style:auto-text-indent="false" style:writing-mode="lr-tb"/>
      <style:text-properties style:font-name="Roboto1"/>
    </style:style>
    <style:style style:name="P12" style:family="paragraph" style:parent-style-name="Text_20_body">
      <style:paragraph-properties fo:margin-left="1cm" fo:margin-right="0cm" fo:margin-top="0cm" fo:margin-bottom="0.282cm" loext:contextual-spacing="false" fo:line-height="129%" fo:text-indent="0cm" style:auto-text-indent="false" style:writing-mode="lr-tb"/>
      <style:text-properties style:font-name="Roboto1" officeooo:paragraph-rsid="0016ae8c"/>
    </style:style>
    <style:style style:name="P13" style:family="paragraph" style:parent-style-name="Text_20_body">
      <style:paragraph-properties fo:margin-left="1cm" fo:margin-right="0cm" fo:margin-top="0cm" fo:margin-bottom="0.282cm" loext:contextual-spacing="false" fo:line-height="129%" fo:text-indent="0cm" style:auto-text-indent="false" style:writing-mode="lr-tb"/>
      <style:text-properties style:font-name="Roboto1" officeooo:paragraph-rsid="00164934"/>
    </style:style>
    <style:style style:name="P14" style:family="paragraph" style:parent-style-name="Text_20_body">
      <style:paragraph-properties fo:margin-left="1cm" fo:margin-right="0cm" fo:margin-top="0cm" fo:margin-bottom="0.282cm" loext:contextual-spacing="false" fo:line-height="129%" fo:text-indent="0cm" style:auto-text-indent="false" style:writing-mode="lr-tb"/>
      <style:text-properties style:font-name="Roboto1" officeooo:paragraph-rsid="0015aa53"/>
    </style:style>
    <style:style style:name="P15" style:family="paragraph" style:parent-style-name="Text_20_body">
      <style:paragraph-properties fo:margin-left="1cm" fo:margin-right="0cm" fo:margin-top="0cm" fo:margin-bottom="0.282cm" loext:contextual-spacing="false" fo:line-height="129%" fo:text-indent="0cm" style:auto-text-indent="false" style:writing-mode="lr-tb"/>
      <style:text-properties style:font-name="Roboto1" officeooo:rsid="00164934" officeooo:paragraph-rsid="00164934"/>
    </style:style>
    <style:style style:name="P16" style:family="paragraph" style:parent-style-name="Text_20_body">
      <style:paragraph-properties fo:margin-left="1cm" fo:margin-right="0cm" fo:margin-top="0cm" fo:margin-bottom="0.282cm" loext:contextual-spacing="false" fo:line-height="129%" fo:text-indent="0cm" style:auto-text-indent="false" style:writing-mode="lr-tb"/>
      <style:text-properties style:font-name="Roboto1" fo:font-style="italic" officeooo:paragraph-rsid="0015aa53"/>
    </style:style>
    <style:style style:name="P17" style:family="paragraph" style:parent-style-name="Text_20_body">
      <style:paragraph-properties fo:margin-left="1cm" fo:margin-right="0cm" fo:margin-top="0cm" fo:margin-bottom="0.282cm" loext:contextual-spacing="false" fo:line-height="129%" fo:text-indent="0cm" style:auto-text-indent="false" style:writing-mode="lr-tb"/>
      <style:text-properties style:font-name="Roboto1" fo:font-size="12pt" fo:font-style="normal" fo:font-weight="bold" officeooo:rsid="0015aa53" officeooo:paragraph-rsid="0015aa53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Roboto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bold" officeooo:rsid="0015aa53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bold" officeooo:rsid="00164934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bold" officeooo:rsid="0016ae8c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bold" officeooo:rsid="0015aa5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164934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officeooo:rsid="0016ae8c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Roboto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Roboto" style:text-underline-style="none" officeooo:rsid="0015aa53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Roboto" style:text-underline-style="none" fo:font-weight="normal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Roboto" fo:font-size="10pt" style:text-underline-style="none" fo:font-weight="normal" officeooo:rsid="0015aa53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4934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6ae8c" style:text-blinking="false" fo:background-color="transparent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64934" style:text-blinking="false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5aa53" style:text-blinking="false" fo:background-color="transparent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15aa53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6ae8c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64934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31" style:family="text">
      <style:text-properties fo:font-variant="normal" fo:text-transform="none" fo:color="#000000" style:text-line-through-style="none" style:text-line-through-type="none" fo:font-size="9.75pt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ize="10pt" style:text-underline-style="none" fo:font-weight="normal" officeooo:rsid="0015aa53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 style:font-weight-asian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text-underline-style="none" officeooo:rsid="0015aa53" style:text-blinking="false" fo:background-color="transparent" loext:char-shading-value="0"/>
    </style:style>
    <style:style style:name="T36" style:family="text">
      <style:text-properties fo:color="#000000" style:font-name="Roboto" fo:font-size="11pt" fo:font-weight="bold" fo:background-color="transparent" loext:char-shading-value="0"/>
    </style:style>
    <style:style style:name="T37" style:family="text">
      <style:text-properties fo:color="#000000" style:font-name="Roboto" fo:font-size="11pt" fo:background-color="transparent" loext:char-shading-value="0"/>
    </style:style>
    <style:style style:name="T38" style:family="text">
      <style:text-properties fo:color="#000000" fo:font-size="11pt" fo:font-weight="bold" fo:background-color="transparent" loext:char-shading-value="0"/>
    </style:style>
    <style:style style:name="T39" style:family="text">
      <style:text-properties fo:color="#000000" fo:font-size="11pt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4b316221-7fff-27b6-38c7-fe6d4d0cd339"/>Briefing – Desenvolvimento de Site</text:p>
      <text:p text:style-name="P2"/>
      <text:p text:style-name="P8">1 – Sobre o negócio</text:p>
      <text:p text:style-name="P11"><text:span text:style-name="T20">Qual o nome da empresa?</text:span><text:span text:style-name="T26"><text:line-break/></text:span><text:span text:style-name="T30">R: Restaurante da Jô</text:span><text:span text:style-name="T26"><text:line-break/></text:span></text:p>
      <text:p text:style-name="P11"><text:span text:style-name="T20">Qual o ramo de atuação?</text:span><text:span text:style-name="T26"><text:line-break/></text:span><text:span text:style-name="T30">R: Alimentação</text:span></text:p>
      <text:p text:style-name="P4"/>
      <text:p text:style-name="P11"><text:span text:style-name="T20">Tempo de mercado:</text:span><text:span text:style-name="T26"><text:line-break/>( ) Até um ano<text:line-break/>( ) 2 anos<text:line-break/>(</text:span><text:span text:style-name="T22">x</text:span><text:span text:style-name="T26"> ) 3 anos<text:line-break/>( ) 4 anos<text:line-break/>( ) mais de 5 anos<text:line-break/>( ) mais de 10 anos</text:span></text:p>
      <text:p text:style-name="P11"><text:span text:style-name="T26"><text:line-break/><text:line-break/></text:span><text:span text:style-name="T20">Quantos funcionários atualmente?</text:span><text:span text:style-name="T26"><text:line-break/>( ) Só eu trabalho aqui<text:line-break/>(</text:span><text:span text:style-name="T22">x</text:span><text:span text:style-name="T26"> ) De 2 a 5 pessoas<text:line-break/>( ) De 6 a 10 pessoas<text:line-break/>( ) De 11 a 20 pessoas<text:line-break/>( ) De 20 a 50 pessoas<text:line-break/>( ) De 50 a 100 pessoas</text:span></text:p>
      <text:p text:style-name="P11"><text:span text:style-name="T20">Breve história da empresa:</text:span><text:span text:style-name="T26"><text:line-break/>R: A empresa nasceu inicialmente de uma vontade de compartilhar as receitas caseiras do meu amado estado que transita em minha família por logas décadas, além de, querer montar o meu próprio negócio é conquistar minha independência, tanto financeira quando do próprio mercado de trabalho.</text:span></text:p>
      <text:p text:style-name="P4"/>
      <text:p text:style-name="P11"><text:span text:style-name="T20">Que tipo de produtos/serviços sua empresa oferece?</text:span><text:span text:style-name="T26"><text:line-break/>R: </text:span><text:span text:style-name="T31">Serviço alimentício </text:span><text:span text:style-name="T26"><text:line-break/></text:span></text:p>
      <text:p text:style-name="P4"/>
      <text:p text:style-name="P7">O que diferencia você de seus concorrentes?</text:p>
      <text:p text:style-name="P12"><text:soft-page-break/><text:span text:style-name="T26">(</text:span><text:span text:style-name="T22">x</text:span><text:span text:style-name="T26">) Preço<text:line-break/>(</text:span><text:span text:style-name="T22">x</text:span><text:span text:style-name="T26"> ) Qualidade<text:line-break/>(</text:span><text:span text:style-name="T22">x</text:span><text:span text:style-name="T26"> ) Serviços</text:span></text:p>
      <text:p text:style-name="P12"><text:span text:style-name="T26">(</text:span><text:span text:style-name="T22">x</text:span><text:span text:style-name="T26"> ) </text:span><text:span text:style-name="T27">Atendimento</text:span><text:span text:style-name="T26"><text:line-break/>( ) Outro: Fique à vontade para adicionar informações...</text:span></text:p>
      <text:p text:style-name="P11"><text:span text:style-name="T20">Qual a missão, visão e valores da empresa?</text:span><text:span text:style-name="T26"><text:line-break/>R: Servir com amor e carinho</text:span></text:p>
      <text:p text:style-name="P11"/>
      <text:p text:style-name="P8">2 – Público Alvo</text:p>
      <text:p text:style-name="P3">Quantos clientes atende ou espera atender por dia?</text:p>
      <text:p text:style-name="P9"><text:span text:style-name="T38">Quantos clientes atende ou espera atender por dia?</text:span></text:p>
      <text:p text:style-name="P10"><text:span text:style-name="T39">R: Uma média de 30 pessoas</text:span></text:p>
      <text:p text:style-name="P11"><text:span text:style-name="T20">Em porcentagens (%) de homens e mulheres, qual seu público? Ex: 60% homens e 40% mulheres</text:span><text:span text:style-name="T26"><text:line-break/>R: </text:span><text:span text:style-name="T27">Não sei ao certo</text:span></text:p>
      <text:p text:style-name="P12"><text:span text:style-name="T20">Qual a faixa etária de seus clientes?</text:span><text:span text:style-name="T26"><text:line-break/></text:span><text:span text:style-name="T28">(</text:span><text:span text:style-name="T22">x</text:span><text:span text:style-name="T28">) </text:span><text:span text:style-name="T26"><text:s/>Até 14 anos de idade<text:line-break/>(</text:span><text:span text:style-name="T22">x</text:span><text:span text:style-name="T26">) <text:s/>De 14 a 17 anos<text:line-break/>(</text:span><text:span text:style-name="T22">x</text:span><text:span text:style-name="T26">) <text:s/>De 18 a 25 anos<text:line-break/>(</text:span><text:span text:style-name="T22">x</text:span><text:span text:style-name="T26">) <text:s/>De 26 a 31 anos<text:line-break/>(</text:span><text:span text:style-name="T22">x</text:span><text:span text:style-name="T26">) <text:s/>De 32 a 50 anos<text:line-break/>(</text:span><text:span text:style-name="T22">x</text:span><text:span text:style-name="T26">) 51 anos pra cima</text:span></text:p>
      <text:p text:style-name="P11"><text:span text:style-name="T20">Qual a relações do público com a marca? Como ela consome sua marca?</text:span><text:span text:style-name="T26"><text:line-break/>R: </text:span><text:span text:style-name="T31">Eu diria que é pela qualidade da comida e atendimento que prevalece aqui. </text:span><text:span text:style-name="T26"><text:line-break/></text:span></text:p>
      <text:p text:style-name="P8">3 – Sobre o site</text:p>
      <text:p text:style-name="P11"><text:span text:style-name="T20">Qual o endereço do site atual?</text:span><text:span text:style-name="T26"><text:line-break/>R: </text:span><text:span text:style-name="T29">Não possuo nenhum ainda</text:span><text:span text:style-name="T26"><text:line-break/><text:line-break/>Quanto você pretende investir no projeto?<text:line-break/>(</text:span><text:span text:style-name="T23">x</text:span><text:span text:style-name="T26"> ) Até 3 a 5 mil<text:line-break/>( ) De 5 a 10 mil<text:line-break/>( ) De 10 a 20 mil <text:line-break/>( ) De 20 a 50 mil<text:line-break/>( ) De 50 a 100 mil<text:line-break/>( ) Acima de 100 mil<text:line-break/>( ) Não sei</text:span></text:p>
      <text:p text:style-name="P11"><text:soft-page-break/><text:span text:style-name="T26"/></text:p>
      <text:p text:style-name="P11"><text:span text:style-name="T20">Qual o objetivo do site?</text:span><text:span text:style-name="T26"><text:line-break/>(</text:span><text:span text:style-name="T23">x</text:span><text:span text:style-name="T26"> ) Informar<text:line-break/>( ) Vender<text:line-break/>( ) Prestar suporte<text:line-break/>( ) Outro: Fique à vontade para adicionar informações...</text:span></text:p>
      <text:p text:style-name="P13"><text:span text:style-name="T26"><text:line-break/></text:span><text:span text:style-name="T20">Liste até 3 websites que você considere interessantes, informando o que especificamente lhe agrada neles.</text:span></text:p>
      <text:p text:style-name="P13"><text:span text:style-name="T26"><text:line-break/>R: </text:span><text:span text:style-name="T29">Não conheço nenhum no momento</text:span></text:p>
      <text:p text:style-name="P4"/>
      <text:p text:style-name="P13"><text:span text:style-name="T20">Que tipo de site você precisa?</text:span><text:span text:style-name="T26"><text:line-break/>( ) Site institucional<text:line-break/>( ) E-commerce (Loja Virtual)<text:line-break/>( ) Blog pessoal<text:line-break/>( ) Landing Page (Página de vendas)<text:line-break/>( ) Hotsite de campanha<text:line-break/>( ) Site político</text:span></text:p>
      <text:p text:style-name="P13"><text:span text:style-name="T29">(</text:span><text:span text:style-name="T23"> x </text:span><text:span text:style-name="T29">) Outro: Um site informativo</text:span></text:p>
      <text:p text:style-name="P4"/>
      <text:p text:style-name="P11"><text:span text:style-name="T20">Qual a aparência da identidade visual (design) esperada?</text:span><text:span text:style-name="T26"><text:line-break/>( ) Tradicional<text:line-break/>( ) Artístico<text:line-break/>( ) Tecnológico<text:line-break/>(</text:span><text:span text:style-name="T23">x</text:span><text:span text:style-name="T26">) Moderno<text:line-break/>( ) Clean<text:line-break/>( ) Outro: Fique à vontade para adicionar informações...</text:span></text:p>
      <text:p text:style-name="P4"/>
      <text:p text:style-name="P11"><text:span text:style-name="T20">Quais páginas você imagina para seu site?</text:span><text:span text:style-name="T26"><text:line-break/><text:line-break/>(</text:span><text:span text:style-name="T24">x</text:span><text:span text:style-name="T26"> ) Página inicial<text:line-break/>(</text:span><text:span text:style-name="T24">x</text:span><text:span text:style-name="T26"> ) Pagina sobre<text:line-break/>(</text:span><text:span text:style-name="T23">x</text:span><text:span text:style-name="T26"> ) Páginas de serviços<text:line-break/>( ) Página de orçamento<text:line-break/>(</text:span><text:span text:style-name="T23">x</text:span><text:span text:style-name="T26"> ) Página de contato<text:line-break/>( ) Página de notícias<text:line-break/>( ) Blog<text:line-break/>( ) Relação de produtos<text:line-break/></text:span><text:soft-page-break/><text:span text:style-name="T26">(</text:span><text:span text:style-name="T23">x</text:span><text:span text:style-name="T26"> ) Galerias de fotos e vídeos<text:line-break/>(</text:span><text:span text:style-name="T23">x</text:span><text:span text:style-name="T26"> ) Página com formulários especiais<text:line-break/>( ) Área do cliente com funcionalidades específicas<text:line-break/>( ) Página de perguntas frequentes (FAQ)<text:line-break/>(</text:span><text:span text:style-name="T23">x</text:span><text:span text:style-name="T26"> ) Página de contato</text:span></text:p>
      <text:p text:style-name="P15"><text:span text:style-name="T26">( ) Outros:</text:span></text:p>
      <text:p text:style-name="P4"/>
      <text:p text:style-name="P11"><text:span text:style-name="T20">Você sabe quais recursos você precisa?</text:span><text:span text:style-name="T26"><text:line-break/>Só marque se você souber.<text:line-break/><text:line-break/>( ) Chat Online<text:line-break/>( ) Multi-idiomas<text:line-break/>( ) Sistema de ticket / suporte<text:line-break/>( ) Formulários especiais<text:line-break/>( ) Gerenciador de conteúdo<text:line-break/>(</text:span><text:span text:style-name="T24">x</text:span><text:span text:style-name="T26">) Integração com Google Maps</text:span></text:p>
      <text:p text:style-name="P4"/>
      <text:p text:style-name="P11"><text:span text:style-name="T20">A empresa já possui uma marca?</text:span><text:span text:style-name="T26"><text:line-break/>( ) Sim, tenho ela em JPEG<text:line-break/>( ) Sim, tenho ela em vetor (.CDR, .AI ou .EPS)<text:line-break/>(</text:span><text:span text:style-name="T21"> </text:span><text:span text:style-name="T24">x</text:span><text:span text:style-name="T21"> </text:span><text:span text:style-name="T26">) Ainda não tenho um logotipo</text:span></text:p>
      <text:p text:style-name="P14"><text:span text:style-name="T25">Quais cores mais te agradam</text:span><text:span text:style-name="T20">?</text:span></text:p>
      <text:p text:style-name="P16"><text:span text:style-name="T32">Cite no mínimo 2 cores fora preto e branco.</text:span></text:p>
      <text:p text:style-name="P17"><text:span text:style-name="T33">R:</text:span><text:span text:style-name="T35"> </text:span><text:span text:style-name="T34">Azul e vermelho</text:span></text:p>
      <text:p text:style-name="P4"/>
      <text:p text:style-name="P6">Obrigado!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Roboto1" svg:font-family="Roboto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2T11:16:23.376826504</meta:creation-date>
    <dc:date>2023-03-12T11:55:18.926928192</dc:date>
    <meta:editing-duration>PT8M4S</meta:editing-duration>
    <meta:editing-cycles>1</meta:editing-cycles>
    <meta:document-statistic meta:table-count="0" meta:image-count="0" meta:object-count="0" meta:page-count="4" meta:paragraph-count="35" meta:word-count="668" meta:character-count="3352" meta:non-whitespace-character-count="2697"/>
    <meta:generator>LibreOffice/6.4.7.2$Linux_X86_64 LibreOffice_project/40$Build-2</meta:generator>
  </office:meta>
</office:document-meta>
</file>